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Task 1: Print numbers and calculate sum</text:p>
      <text:p text:style-name="Standard">def main():</text:p>
      <text:p text:style-name="Standard"><text:s text:c="4"/># Ask the user to enter a positive integer</text:p>
      <text:p text:style-name="Standard"><text:s text:c="4"/>n = int(input("Enter a positive integer: "))</text:p>
      <text:p text:style-name="Standard"><text:s text:c="4"/></text:p>
      <text:p text:style-name="Standard"><text:s text:c="4"/># Print all numbers from 1 to n using a for loop</text:p>
      <text:p text:style-name="Standard"><text:s text:c="4"/>print("Numbers from 1 to", n, ":")</text:p>
      <text:p text:style-name="Standard"><text:s text:c="4"/>for i in range(1, n + 1):</text:p>
      <text:p text:style-name="Standard"><text:s text:c="8"/>print(i)</text:p>
      <text:p text:style-name="Standard"><text:s text:c="4"/></text:p>
      <text:p text:style-name="Standard"><text:s text:c="4"/># Calculate the sum of all numbers from 1 to n using a while loop</text:p>
      <text:p text:style-name="Standard"><text:s text:c="4"/>total_sum = 0</text:p>
      <text:p text:style-name="Standard"><text:s text:c="4"/>count = 1</text:p>
      <text:p text:style-name="Standard"><text:s text:c="4"/>while count &lt;= n:</text:p>
      <text:p text:style-name="Standard"><text:s text:c="8"/>total_sum += count</text:p>
      <text:p text:style-name="Standard"><text:s text:c="8"/>count += 1</text:p>
      <text:p text:style-name="Standard"><text:s text:c="4"/></text:p>
      <text:p text:style-name="Standard"><text:s text:c="4"/># Print the result</text:p>
      <text:p text:style-name="Standard"><text:s text:c="4"/>print("Sum of numbers from 1 to", n, "is:", total_sum)</text:p>
      <text:p text:style-name="Standard"/>
      <text:p text:style-name="Standard"># Call the main function</text:p>
      <text:p text:style-name="Standard">main()</text:p>
      <text:p text:style-name="Standard"/>
      <text:p text:style-name="Standard"/>
      <text:p text:style-name="Standard"># Task 2: Calculate square using a user-defined function</text:p>
      <text:p text:style-name="Standard"><text:soft-page-break/>def calculate_square(n):</text:p>
      <text:p text:style-name="Standard"><text:s text:c="4"/>return n * n <text:s/># Return the square of n</text:p>
      <text:p text:style-name="Standard"/>
      <text:p text:style-name="Standard">def main():</text:p>
      <text:p text:style-name="Standard"><text:s text:c="4"/># Ask the user to input a positive integer</text:p>
      <text:p text:style-name="Standard"><text:s text:c="4"/>n = int(input("Enter a positive integer: "))</text:p>
      <text:p text:style-name="Standard"><text:s text:c="4"/></text:p>
      <text:p text:style-name="Standard"><text:s text:c="4"/># Call the calculate_square function and display the result</text:p>
      <text:p text:style-name="Standard"><text:s text:c="4"/>result = calculate_square(n)</text:p>
      <text:p text:style-name="Standard"><text:s text:c="4"/>print("The square of", n, "is:", result)</text:p>
      <text:p text:style-name="Standard"/>
      <text:p text:style-name="Standard"># Call the main function</text:p>
      <text:p text:style-name="Standard">main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165" meta:character-count="967" meta:non-whitespace-character-count="722"/>
    <meta:generator>LibreOfficeDev/6.0.5.2$Linux_X86_64 LibreOffice_project/</meta:generator>
  </office:meta>
</office:document-meta>
</file>